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Quercus phellos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113078386901" calcext:value-type="percentage">
            <text:p>11.3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576930686356" calcext:value-type="percentage">
            <text:p>0.58%</text:p>
          </table:table-cell>
          <table:table-cell office:value-type="percentage" office:value="0.586179138602" calcext:value-type="percentage">
            <text:p>58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03726462928" calcext:value-type="percentage">
            <text:p>20.37%</text:p>
          </table:table-cell>
          <table:table-cell office:value-type="percentage" office:value="0.0358803491287" calcext:value-type="percentage">
            <text:p>3.5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77858417768" calcext:value-type="percentage">
            <text:p>37.79%</text:p>
          </table:table-cell>
          <table:table-cell table:number-columns-repeated="2" office:value-type="percentage" office:value="0" calcext:value-type="percentage">
            <text:p>0.00%</text:p>
          </table:table-cell>
          <table:table-cell/>
          <table:table-cell table:formula="of:=AVERAGE([.B1:.T1])" office:value-type="percentage" office:value="0.0734717812328478" calcext:value-type="percentage">
            <text:p>7.35%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table:number-columns-repeated="11" office:value-type="percentage" office:value="0" calcext:value-type="percentage">
            <text:p>0.00%</text:p>
          </table:table-cell>
          <table:table-cell office:value-type="percentage" office:value="0.0467518320438" calcext:value-type="percentage">
            <text:p>4.68%</text:p>
          </table:table-cell>
          <table:table-cell table:number-columns-repeated="7"/>
          <table:table-cell table:formula="of:=AVERAGE([.B2:.T2])" office:value-type="percentage" office:value="0.00389598600365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percentage" office:value="0.975029062328" calcext:value-type="percentage">
            <text:p>97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18611739835" calcext:value-type="percentage">
            <text:p>91.86%</text:p>
          </table:table-cell>
          <table:table-cell office:value-type="percentage" office:value="0.821002383219" calcext:value-type="percentage">
            <text:p>82.10%</text:p>
          </table:table-cell>
          <table:table-cell office:value-type="percentage" office:value="0.964119680441" calcext:value-type="percentage">
            <text:p>96.41%</text:p>
          </table:table-cell>
          <table:table-cell office:value-type="percentage" office:value="0.668017245409" calcext:value-type="percentage">
            <text:p>66.80%</text:p>
          </table:table-cell>
          <table:table-cell office:value-type="percentage" office:value="0.984646703993" calcext:value-type="percentage">
            <text:p>98.46%</text:p>
          </table:table-cell>
          <table:table-cell office:value-type="percentage" office:value="0.883861464544" calcext:value-type="percentage">
            <text:p>88.39%</text:p>
          </table:table-cell>
          <table:table-cell office:value-type="percentage" office:value="0.928344660681" calcext:value-type="percentage">
            <text:p>92.83%</text:p>
          </table:table-cell>
          <table:table-cell office:value-type="percentage" office:value="0.992577743902" calcext:value-type="percentage">
            <text:p>99.26%</text:p>
          </table:table-cell>
          <table:table-cell office:value-type="percentage" office:value="0.909075758473" calcext:value-type="percentage">
            <text:p>90.91%</text:p>
          </table:table-cell>
          <table:table-cell office:value-type="percentage" office:value="0.47859683916" calcext:value-type="percentage">
            <text:p>47.86%</text:p>
          </table:table-cell>
          <table:table-cell office:value-type="percentage" office:value="0.674395600216" calcext:value-type="percentage">
            <text:p>67.44%</text:p>
          </table:table-cell>
          <table:table-cell office:value-type="percentage" office:value="0.969450550713" calcext:value-type="percentage">
            <text:p>96.95%</text:p>
          </table:table-cell>
          <table:table-cell office:value-type="percentage" office:value="0.957773259416" calcext:value-type="percentage">
            <text:p>95.78%</text:p>
          </table:table-cell>
          <table:table-cell office:value-type="percentage" office:value="0.924261693806" calcext:value-type="percentage">
            <text:p>92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31795758144" calcext:value-type="percentage">
            <text:p>53.18%</text:p>
          </table:table-cell>
          <table:table-cell office:value-type="percentage" office:value="0.975354006488" calcext:value-type="percentage">
            <text:p>97.54%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4:.T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table:number-columns-repeated="19" office:value-type="percentage" office:value="0" calcext:value-type="percentage">
            <text:p>0.00%</text:p>
          </table:table-cell>
          <table:table-cell table:formula="of:=AVERAGE([.B5:.T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6:.T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table:number-columns-repeated="14" office:value-type="percentage" office:value="0" calcext:value-type="percentage">
            <text:p>0.00%</text:p>
          </table:table-cell>
          <table:table-cell table:number-columns-repeated="5"/>
          <table:table-cell table:formula="of:=AVERAGE([.B7:.T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24186477945" calcext:value-type="percentage">
            <text:p>24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04848686544" calcext:value-type="percentage">
            <text:p>8.05%</text:p>
          </table:table-cell>
          <table:table-cell table:number-columns-repeated="8" office:value-type="percentage" office:value="0" calcext:value-type="percentage">
            <text:p>0.00%</text:p>
          </table:table-cell>
          <table:table-cell office:value-type="percentage" office:value="0.028694178113" calcext:value-type="percentage">
            <text:p>2.87%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table:formula="of:=AVERAGE([.B8:.T8])" office:value-type="percentage" office:value="0.0195024347898556" calcext:value-type="percentage">
            <text:p>1.95%</text:p>
          </table:table-cell>
        </table:table-row>
        <table:table-row table:style-name="ro1">
          <table:table-cell/>
          <table:table-cell table:style-name="Default" table:number-columns-repeated="19"/>
          <table:table-cell table:formula="of:=AVERAGE([.U1:.U8])" office:value-type="percentage" office:value="0.013838600289479" calcext:value-type="percentage">
            <text:p>1.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14:39:20.983638955</dc:date>
    <meta:editing-duration>PT4M6S</meta:editing-duration>
    <meta:editing-cycles>1</meta:editing-cycles>
    <meta:document-statistic meta:table-count="1" meta:cell-count="152" meta:object-count="0"/>
    <meta:generator>LibreOffice/5.0.2.2$Linux_X86_64 LibreOffice_project/00m0$Build-2</meta:generator>
  </office:meta>
</office:document-meta>
</file>